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0000001C20000012FAF712B83D4A43D4B.png" manifest:media-type="image/png"/>
  <manifest:file-entry manifest:full-path="Pictures/10000201000000D9000000D62A5FFCE2E4DDB1D8.png" manifest:media-type="image/png"/>
  <manifest:file-entry manifest:full-path="Pictures/10000201000000CC000000C1EC6D8DA5421296BD.png" manifest:media-type="image/png"/>
  <manifest:file-entry manifest:full-path="Pictures/10000200000000BE000000BA607EBC1B27BCE438.png" manifest:media-type="image/png"/>
  <manifest:file-entry manifest:full-path="Pictures/10000201000000C8000000C8890818175BF3B491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svg:stroke-linecap="roun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4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000000" draw:fill="none" draw:fill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586cm" svg:height="3.503cm" svg:x="1.931cm" svg:y="2.777cm">
            <draw:image xlink:href="Pictures/10000200000000BE000000BA607EBC1B27BCE438.png" xlink:type="simple" xlink:show="embed" xlink:actuate="onLoad" draw:mime-type="image/png">
              <text:p/>
            </draw:image>
          </draw:frame>
          <draw:frame draw:style-name="gr2" draw:text-style-name="P2" draw:layer="layout" svg:width="4cm" svg:height="2.535cm" svg:x="1.8cm" svg:y="1.8cm">
            <draw:image xlink:href="Pictures/10000201000000C8000000C8890818175BF3B491.png" xlink:type="simple" xlink:show="embed" xlink:actuate="onLoad" draw:mime-type="image/png">
              <text:p/>
            </draw:image>
          </draw:frame>
        </draw:g>
        <draw:g>
          <draw:frame draw:style-name="gr3" draw:text-style-name="P1" draw:layer="layout" svg:width="2.859cm" svg:height="2.582cm" svg:x="8.3cm" svg:y="4.828cm">
            <draw:image xlink:href="Pictures/10000201000000CC000000C1EC6D8DA5421296BD.png" xlink:type="simple" xlink:show="embed" xlink:actuate="onLoad" draw:mime-type="image/png">
              <text:p/>
            </draw:image>
          </draw:frame>
          <draw:frame draw:style-name="gr2" draw:text-style-name="P2" draw:layer="layout" svg:width="2.956cm" svg:height="1.869cm" svg:x="8.344cm" svg:y="4.05cm">
            <draw:image xlink:href="Pictures/10000201000000C8000000C8890818175BF3B491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4.85cm" svg:height="4.776cm" svg:x="0.05cm" svg:y="7.694cm">
            <draw:image xlink:href="Pictures/10000201000000D9000000D62A5FFCE2E4DDB1D8.png" xlink:type="simple" xlink:show="embed" xlink:actuate="onLoad" draw:mime-type="image/png">
              <text:p/>
            </draw:image>
          </draw:frame>
          <draw:frame draw:style-name="gr2" draw:text-style-name="P2" draw:layer="layout" svg:width="4.9cm" svg:height="3.11cm" svg:x="0.15cm" svg:y="6.8cm">
            <draw:image xlink:href="Pictures/10000201000000C8000000C8890818175BF3B491.png" xlink:type="simple" xlink:show="embed" xlink:actuate="onLoad" draw:mime-type="image/png">
              <text:p/>
            </draw:image>
          </draw:frame>
        </draw:g>
        <draw:frame draw:style-name="gr4" draw:text-style-name="P2" draw:layer="layout" svg:width="4.296cm" svg:height="2.893cm" draw:transform="rotate (-3.14159265358979) translate (17.046cm 3.13cm)">
          <draw:image xlink:href="Pictures/10000200000001C20000012FAF712B83D4A43D4B.png" xlink:type="simple" xlink:show="embed" xlink:actuate="onLoad" draw:mime-type="image/png">
            <text:p/>
          </draw:image>
        </draw:frame>
        <draw:frame draw:style-name="gr4" draw:text-style-name="P2" draw:layer="layout" svg:width="4.297cm" svg:height="2.893cm" draw:transform="rotate (-3.14159265358979) translate (18.295cm 3.854cm)">
          <draw:image xlink:href="Pictures/10000200000001C20000012FAF712B83D4A43D4B.png" xlink:type="simple" xlink:show="embed" xlink:actuate="onLoad" draw:mime-type="image/png">
            <text:p/>
          </draw:image>
        </draw:frame>
        <draw:frame draw:style-name="gr4" draw:text-style-name="P2" draw:layer="layout" svg:width="4.296cm" svg:height="2.893cm" draw:transform="rotate (-3.14159265358979) translate (19.5cm 4.818cm)">
          <draw:image xlink:href="Pictures/10000200000001C20000012FAF712B83D4A43D4B.png" xlink:type="simple" xlink:show="embed" xlink:actuate="onLoad" draw:mime-type="image/png">
            <text:p/>
          </draw:image>
        </draw:frame>
        <draw:line draw:style-name="gr5" draw:text-style-name="P3" draw:layer="layout" svg:x1="5.65cm" svg:y1="3.35cm" svg:x2="7.15cm" svg:y2="2.6cm">
          <text:p/>
        </draw:line>
        <draw:line draw:style-name="gr5" draw:text-style-name="P3" draw:layer="layout" svg:x1="6.15cm" svg:y1="3.6cm" svg:x2="7.65cm" svg:y2="2.85cm">
          <text:p/>
        </draw:line>
        <draw:line draw:style-name="gr5" draw:text-style-name="P3" draw:layer="layout" svg:x1="6.15cm" svg:y1="4.1cm" svg:x2="7.65cm" svg:y2="3.35cm">
          <text:p/>
        </draw:line>
        <draw:line draw:style-name="gr5" draw:text-style-name="P3" draw:layer="layout" svg:x1="11.25cm" svg:y1="5.425cm" svg:x2="12.45cm" svg:y2="4.85cm">
          <text:p/>
        </draw:line>
        <draw:line draw:style-name="gr5" draw:text-style-name="P3" draw:layer="layout" svg:x1="11.65cm" svg:y1="5.617cm" svg:x2="12.85cm" svg:y2="5.042cm">
          <text:p/>
        </draw:line>
        <draw:line draw:style-name="gr5" draw:text-style-name="P3" draw:layer="layout" svg:x1="11.65cm" svg:y1="6cm" svg:x2="12.85cm" svg:y2="5.425cm">
          <text:p/>
        </draw:line>
        <draw:line draw:style-name="gr5" draw:text-style-name="P3" draw:layer="layout" svg:x1="4.95cm" svg:y1="8.75cm" svg:x2="6.863cm" svg:y2="7.8cm">
          <text:p/>
        </draw:line>
        <draw:line draw:style-name="gr5" draw:text-style-name="P3" draw:layer="layout" svg:x1="5.588cm" svg:y1="9.067cm" svg:x2="7.501cm" svg:y2="8.117cm">
          <text:p/>
        </draw:line>
        <draw:line draw:style-name="gr5" draw:text-style-name="P3" draw:layer="layout" svg:x1="5.588cm" svg:y1="9.7cm" svg:x2="7.501cm" svg:y2="8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1-16T22:46:53.574175671</meta:creation-date>
    <dc:date>2020-11-16T23:09:52.545682169</dc:date>
    <meta:editing-duration>PT5M20S</meta:editing-duration>
    <meta:editing-cycles>2</meta:editing-cycles>
    <meta:generator>LibreOffice/7.0.3.1$Linux_X86_64 LibreOffice_project/00$Build-1</meta:generator>
    <meta:document-statistic meta:object-count="21"/>
  </office:meta>
</office:document-meta>
</file>